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pelling mistake?</text:p>
          </table:table-cell>
          <table:table-cell office:value-type="string" calcext:value-type="string">
            <text:p>imperatives</text:p>
          </table:table-cell>
          <table:table-cell office:value-type="string" calcext:value-type="string">
            <text:p>bad root?</text:p>
          </table:table-cell>
          <table:table-cell office:value-type="string" calcext:value-type="string">
            <text:p>u assimilation</text:p>
          </table:table-cell>
          <table:table-cell office:value-type="string" calcext:value-type="string">
            <text:p>goma gama</text:p>
          </table:table-cell>
          <table:table-cell office:value-type="string" calcext:value-type="string">
            <text:p>tense change</text:p>
          </table:table-cell>
          <table:table-cell office:value-type="string" calcext:value-type="string">
            <text:p>extra syllable</text:p>
          </table:table-cell>
          <table:table-cell office:value-type="string" calcext:value-type="string">
            <text:p>actor change</text:p>
          </table:table-cell>
        </table:table-row>
        <table:table-row table:style-name="ro1" table:visibility="filter">
          <table:table-cell office:value-type="string" calcext:value-type="string">
            <text:p>asini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ge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ilinim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inini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sinim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anim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mbiginim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mini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ometi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v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dini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ngavigi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igiminim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go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ngermi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nenim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sugulumini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nguluminim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agata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pagavigi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palivivinim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string" calcext:value-type="string">
            <text:p>pivugeni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uguminim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putuge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salakani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alunmini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angatini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metini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gwa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tolumini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te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v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dini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uvinim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d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osi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b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ni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g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umini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kanatinim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kigi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kipundini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kivaviginim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ke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keni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sini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ginim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1:Sheet1.I54" table:display-filter-buttons="true">
          <table:filter>
            <table:filter-and>
              <table:filter-condition table:field-number="6" table:value="x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en Stanley</meta:initial-creator>
    <meta:creation-date>2021-06-21T11:32:35.170654356</meta:creation-date>
    <dc:date>2021-06-22T09:26:24.741255167</dc:date>
    <dc:creator>Stephen Stanley</dc:creator>
    <meta:editing-duration>PT53M35S</meta:editing-duration>
    <meta:editing-cycles>2</meta:editing-cycles>
    <meta:generator>LibreOffice/7.1.3.2$Linux_X86_64 LibreOffice_project/10$Build-2</meta:generator>
    <meta:document-statistic meta:table-count="1" meta:cell-count="130" meta:object-count="0"/>
  </office:meta>
</office:document-meta>
</file>